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.0007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9993in"/>
    </style:style>
    <style:style style:name="Table1.C" style:family="table-column">
      <style:table-column-properties style:column-width="3.3757in"/>
    </style:style>
    <style:style style:name="Table1.1" style:family="table-row">
      <style:table-row-properties style:min-row-height="0.2604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50%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in" fo:margin-bottom="0in" fo:line-height="150%">
        <style:tab-stops>
          <style:tab-stop style:position="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3" style:family="paragraph" style:parent-style-name="Standard">
      <style:paragraph-properties fo:margin-top="0in" fo:margin-bottom="0in" fo:line-height="150%">
        <style:tab-stops>
          <style:tab-stop style:position="2.9374in" style:type="center"/>
          <style:tab-stop style:position="5.7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4" style:family="paragraph" style:parent-style-name="Standard">
      <style:paragraph-properties fo:margin-top="0in" fo:margin-bottom="0in" fo:line-height="150%">
        <style:tab-stops>
          <style:tab-stop style:position="3.2902in" style:type="center"/>
          <style:tab-stop style:position="5.75in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6" style:family="paragraph" style:parent-style-name="Standard">
      <style:paragraph-properties fo:margin-top="0in" fo:margin-bottom="0in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in" fo:margin-bottom="0in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0598in" fo:margin-bottom="0.0598in" fo:line-height="100%" fo:text-align="start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.0598in" fo:margin-bottom="0.0598in" fo:line-height="100%" fo:text-align="start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Header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style:font-name="Times New Roman" fo:font-size="13pt" style:font-size-asian="13pt" style:font-name-complex="Times New Roman2" style:font-size-complex="12pt"/>
    </style:style>
    <style:style style:name="T2" style:family="text">
      <style:text-properties style:font-name="Times New Roman" fo:font-weight="bold" style:font-weight-asian="bold" style:font-name-complex="Times New Roman2"/>
    </style:style>
    <style:style style:name="T3" style:family="text"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 loext:char-shading-value="0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Times New Roman1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Times New Roman1" fo:font-weight="bold" style:font-weight-asian="bold" style:font-weight-complex="bold"/>
    </style:style>
    <style:style style:name="T8" style:family="text">
      <style:text-properties style:font-name="Times New Roman1" fo:font-weight="bold" style:font-weight-asian="bold" style:font-name-complex="Times New Roman2" style:font-weight-complex="bold"/>
    </style:style>
    <style:style style:name="T9" style:family="text"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outline="false" style:text-line-through-style="none" style:font-name="Times New Roman1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span text:style-name="T5">C</text:span><text:span text:style-name="T6">TY TNHH MTV XỔ SỐ KIẾN THIẾT</text:span><text:span text:style-name="T4"><text:tab/> <text:s text:c="2"/></text:span><text:span text:style-name="T7">CỘNG HÒA XÃ HỘI CHỦ NGHĨA VIỆT NAM</text:span></text:p>
      <text:p text:style-name="Standard"><text:s text:c="25"/><text:span text:style-name="T10"><text:s text:c="11"/></text:span><text:span text:style-name="T12">TRÀ VINH</text:span><text:span text:style-name="T10"> <text:s text:c="54"/></text:span><text:span text:style-name="T9">Độc lập - Tự do - Hạnh phúc</text:span></text:p>
      <text:p text:style-name="P10"><text:s text:c="20"/><text:span text:style-name="T11">PHÒNG XỔ SỐ TỰ CHỌN</text:span></text:p>
      <text:p text:style-name="P12"><text:span text:style-name="T8">KẾT QUẢ XỔ SỐ</text:span></text:p>
      <text:p text:style-name="P1"><text:span text:style-name="T1">Đài dự thưởng: </text:span><text:span text:style-name="T3"><text:placeholder text:placeholder-type="text">&lt;o.dai_duthuong_id.name&gt;</text:placeholder></text:span><text:span text:style-name="T1"><text:tab/>Ngày : </text:span><text:bookmark text:name="_GoBack"/><text:span text:style-name="T3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STT</text:p>
          </table:table-cell>
          <table:table-cell table:style-name="Table1.B1" office:value-type="string">
            <text:p text:style-name="P5">GIẢI </text:p>
          </table:table-cell>
          <table:table-cell table:style-name="Table1.B1" office:value-type="string">
            <text:p text:style-name="P5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9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<text:placeholder text:placeholder-type="text">&lt;line.ma&gt;</text:placeholder></text:p>
          </table:table-cell>
          <table:table-cell table:style-name="Table1.B3" office:value-type="string">
            <text:p text:style-name="P6"><text:placeholder text:placeholder-type="text">&lt;line.name&gt;</text:placeholder></text:p>
          </table:table-cell>
          <table:table-cell table:style-name="Table1.B3" office:value-type="string">
            <text:p text:style-name="P7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</table:table>
      <text:p text:style-name="P2"/>
      <text:p text:style-name="P4">Người lập bảng<text:tab/>Hội đồng giám sát xổ số <text:tab/>Giám đốc</text:p>
      <text:p text:style-name="P3"/>
      <text:p text:style-name="P3"/>
      <text:p text:style-name="P3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09in" fo:margin-bottom="0.5835in" fo:margin-left="1in" fo:margin-right="0.062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meta:editing-cycles>65</meta:editing-cycles>
    <meta:creation-date>2014-10-01T15:16:00</meta:creation-date>
    <dc:date>2016-03-23T14:28:10</dc:date>
    <meta:editing-duration>PT24M36S</meta:editing-duration>
    <meta:generator>LibreOffice/3.5$Linux_X86_64 LibreOffice_project/350m1$Build-2</meta:generator>
    <dc:creator>tien </dc:creator>
    <meta:document-statistic meta:table-count="1" meta:image-count="0" meta:object-count="0" meta:page-count="1" meta:paragraph-count="15" meta:word-count="64" meta:character-count="459" meta:non-whitespace-character-count="2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